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14ab8e" officeooo:paragraph-rsid="0014ab8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167a62" officeooo:paragraph-rsid="00167a6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4ab8e" officeooo:paragraph-rsid="0014ab8e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4ab8e" officeooo:paragraph-rsid="0016fcef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8e45f" officeooo:paragraph-rsid="0018e45f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9b149" officeooo:paragraph-rsid="0019b149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a6d09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a6d09" officeooo:paragraph-rsid="001a6d09" style:font-weight-asian="bold" style:font-weight-complex="bold"/>
    </style:style>
    <style:style style:name="T1" style:family="text">
      <style:text-properties officeooo:rsid="0014ab8e"/>
    </style:style>
    <style:style style:name="T2" style:family="text">
      <style:text-properties fo:color="#ca8d3d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ab8e" style:font-weight-asian="bold" style:font-weight-complex="bold"/>
    </style:style>
    <style:style style:name="T5" style:family="text">
      <style:text-properties officeooo:rsid="0016fcef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a6d09"/>
    </style:style>
    <style:style style:name="T8" style:family="text">
      <style:text-properties fo:color="#32a84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Создание виртуального окружения</text:p>
      <text:p text:style-name="P1">python<text:span text:style-name="T1">3</text:span> -m venv venv </text:p>
      <text:p text:style-name="P1"/>
      <text:p text:style-name="P7">Создание виртуального окружения <text:span text:style-name="T5">определенной версии</text:span></text:p>
      <text:p text:style-name="P1">python3.8 -m venv venv </text:p>
      <text:p text:style-name="P1"/>
      <text:p text:style-name="P3"><text:span text:style-name="T3">Активация</text:span> <text:span text:style-name="T3">виртуального окружения</text:span></text:p>
      <text:p text:style-name="P1"><text:span text:style-name="T2">source</text:span> venv/bin/activate</text:p>
      <text:p text:style-name="P1"/>
      <text:p text:style-name="P4"><text:span text:style-name="T3">Деактивировать</text:span> <text:span text:style-name="T4">виртуально</text:span><text:span text:style-name="T3">е</text:span><text:span text:style-name="T4"> окружени</text:span><text:span text:style-name="T3">е</text:span></text:p>
      <text:p text:style-name="P2">deactivate</text:p>
      <text:p text:style-name="P2"/>
      <text:p text:style-name="P8">Зависимости</text:p>
      <text:p text:style-name="P5">pip freeze &gt; requirements.txt</text:p>
      <text:p text:style-name="P2"><text:span text:style-name="T6">pip install -r requirements.txt</text:span> </text:p>
      <text:p text:style-name="P2"/>
      <text:p text:style-name="P9">Показать SSH в термнале</text:p>
      <text:p text:style-name="P2">cat .ssh/id_rsa.pub </text:p>
      <text:p text:style-name="P2"/>
      <text:p text:style-name="P12">GIT</text:p>
      <text:p text:style-name="P11"/>
      <text:p text:style-name="P2">git status</text:p>
      <text:p text:style-name="P2">git ad<text:span text:style-name="T7">d .</text:span></text:p>
      <text:p text:style-name="P2">git add --all </text:p>
      <text:p text:style-name="P2">git add «<text:span text:style-name="T7">filename»</text:span></text:p>
      <text:p text:style-name="P2">git rm --cached &lt;file&gt; <text:span text:style-name="T7">отмена отслеживания файла для git</text:span></text:p>
      <text:p text:style-name="P2">git commit -m <text:span text:style-name="T8">"Add first commit"</text:span></text:p>
      <text:p text:style-name="P2">git commit --amend -m <text:span text:style-name="T8">"Текст вашего комментария"</text:span> <text:span text:style-name="T7">исправить текст предыдущего коммита</text:span></text:p>
      <text:p text:style-name="P2">git pu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5:21:41.543156894</meta:creation-date>
    <dc:date>2024-02-28T19:46:49.805184979</dc:date>
    <meta:editing-duration>PT49M5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83" meta:character-count="577" meta:non-whitespace-character-count="514"/>
  </office:meta>
</office:document-meta>
</file>